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ource Code Pro1" svg:font-family="'Source Code Pro'"/>
    <style:font-face style:name="Arial" svg:font-family="Arial" style:font-pitch="variable"/>
    <style:font-face style:name="Caladea1" svg:font-family="Caladea" style:font-pitch="variable"/>
    <style:font-face style:name="Source Code Pro" svg:font-family="'Source Code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79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79cm" svg:stroke-color="#6aa84f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79cm" svg:stroke-color="#ff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6d9eeb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9cm" svg:stroke-color="#6aa84f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199cm" style:use-optimal-column-width="false"/>
    </style:style>
    <style:style style:name="co2" style:family="table-column">
      <style:table-column-properties style:column-width="4.501cm" style:use-optimal-column-width="false"/>
    </style:style>
    <style:style style:name="co3" style:family="table-column">
      <style:table-column-properties style:column-width="5.087cm" style:use-optimal-column-width="false"/>
    </style:style>
    <style:style style:name="co4" style:family="table-column">
      <style:table-column-properties style:column-width="4.976cm" style:use-optimal-column-width="false"/>
    </style:style>
    <style:style style:name="co5" style:family="table-column">
      <style:table-column-properties style:column-width="3.574cm" style:use-optimal-column-width="false"/>
    </style:style>
    <style:style style:name="co6" style:family="table-column">
      <style:table-column-properties style:column-width="4.021cm" style:use-optimal-column-width="false"/>
    </style:style>
    <style:style style:name="co7" style:family="table-column">
      <style:table-column-properties style:column-width="4.023cm" style:use-optimal-column-width="false"/>
    </style:style>
    <style:style style:name="co8" style:family="table-column">
      <style:table-column-properties style:column-width="5.027cm" style:use-optimal-column-width="false"/>
    </style:style>
    <style:style style:name="ro1" style:family="table-row">
      <style:table-row-properties style:row-height="1.087cm"/>
    </style:style>
    <style:style style:name="ce1" style:family="table-cell">
      <loext:graphic-properties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Source Code Pro1" fo:font-size="14pt" fo:letter-spacing="normal" fo:font-style="normal" style:text-underline-style="none" fo:font-weight="normal" style:font-name-asian="Source Code Pro1" style:font-size-asian="14pt" style:font-style-asian="normal" style:font-weight-asian="normal" style:font-name-complex="Source Code Pro1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ource Code Pro1" fo:font-size="24pt" fo:letter-spacing="normal" fo:font-style="normal" style:text-underline-style="none" fo:font-weight="normal" style:font-name-asian="Source Code Pro1" style:font-size-asian="24pt" style:font-style-asian="normal" style:font-weight-asian="normal" style:font-name-complex="Source Code Pro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54" draw:style-name="standard" draw:layer="layout" svg:width="24.336cm" svg:height="3.26cm" svg:x="0.498cm" svg:y="1.52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1"><text:span text:style-name="T1">Tissue A</text:span></text:p>
              </table:table-cell>
              <table:table-cell>
                <text:p text:style-name="P1"><text:span text:style-name="T1">Tissue A</text:span></text:p>
              </table:table-cell>
              <table:table-cell>
                <text:p text:style-name="P1"><text:span text:style-name="T1">Tissue B</text:span></text:p>
              </table:table-cell>
              <table:table-cell>
                <text:p text:style-name="P1"><text:span text:style-name="T1">MI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plicing A</text:span></text:p>
              </table:table-cell>
              <table:table-cell>
                <text:p text:style-name="P1"><text:span text:style-name="T1">up</text:span></text:p>
              </table:table-cell>
              <table:table-cell>
                <text:p text:style-name="P1"><text:span text:style-name="T1">down</text:span></text:p>
              </table:table-cell>
              <table:table-cell>
                <text:p text:style-name="P1"><text:span text:style-name="T1">up</text:span></text:p>
              </table:table-cell>
              <table:table-cell>
                <text:p text:style-name="P1"><text:span text:style-name="T1">0.02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plicing B</text:span></text:p>
              </table:table-cell>
              <table:table-cell>
                <text:p text:style-name="P1"><text:span text:style-name="T1">up</text:span></text:p>
              </table:table-cell>
              <table:table-cell>
                <text:p text:style-name="P1"><text:span text:style-name="T1">up</text:span></text:p>
              </table:table-cell>
              <table:table-cell>
                <text:p text:style-name="P1"><text:span text:style-name="T1">up</text:span></text:p>
              </table:table-cell>
              <table:table-cell>
                <text:p text:style-name="P1"><text:span text:style-name="T1">0.0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Shape 55" draw:style-name="gr1" draw:text-style-name="P2" draw:layer="layout" svg:width="3.33cm" svg:height="4.762cm" svg:x="8.174cm" svg:y="2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6" draw:style-name="gr1" draw:text-style-name="P2" draw:layer="layout" svg:width="3.387cm" svg:height="4.728cm" svg:x="11.503cm" svg:y="2.5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7" draw:style-name="gr1" draw:text-style-name="P2" draw:layer="layout" svg:width="0.052cm" svg:height="4.945cm" svg:x="19.145cm" svg:y="2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8" draw:style-name="gr2" draw:text-style-name="P3" draw:layer="layout" svg:width="4.695cm" svg:height="3.562cm" svg:x="10.532cm" svg:y="7.26cm">
          <text:p text:style-name="P1"><text:span text:style-name="T1">nº up</text:span></text:p>
          <text:p text:style-name="P1"><text:span text:style-name="T1">nº d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" draw:style-name="gr2" draw:text-style-name="P3" draw:layer="layout" svg:width="4.695cm" svg:height="3.562cm" svg:x="18.094cm" svg:y="7.26cm">
          <text:p text:style-name="P1"><text:span text:style-name="T1">nº up</text:span></text:p>
          <text:p text:style-name="P1"><text:span text:style-name="T1">nº dow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" draw:style-name="gr3" draw:text-style-name="P3" draw:layer="layout" svg:width="16.252cm" svg:height="1.597cm" svg:x="5.072cm" svg:y="10.657cm">
          <text:p text:style-name="P4"><text:span text:style-name="T2">if nºup A == nº up B → +1 h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4" draw:layer="layout" svg:width="16.933cm" svg:height="9.524cm" svg:x="1.059cm" svg:y="1.905cm" draw:page-number="1" presentation:class="page"/>
          <draw:frame draw:name="Shape 52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Shape 65" draw:style-name="standard" draw:layer="layout" svg:width="20.106cm" svg:height="5.434cm" svg:x="2.646cm" svg:y="0.564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1" table:default-cell-style-name="ce1">
              <table:table-cell/>
              <table:table-cell>
                <text:p text:style-name="P1"><text:span text:style-name="T1">splicing A</text:span></text:p>
              </table:table-cell>
              <table:table-cell>
                <text:p text:style-name="P1"><text:span text:style-name="T1">splicing B</text:span></text:p>
              </table:table-cell>
              <table:table-cell>
                <text:p text:style-name="P1"><text:span text:style-name="T1">splicing C</text:span></text:p>
              </table:table-cell>
              <table:table-cell>
                <text:p text:style-name="P1"><text:span text:style-name="T1">splicing 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plicing A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splicing B</text:span></text:p>
              </table:table-cell>
              <table:table-cell>
                <text:p text:style-name="P1"><text:span text:style-name="T1">3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splicing C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splicing D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2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custom-shape draw:name="Shape 66" draw:style-name="gr5" draw:text-style-name="P3" draw:layer="layout" svg:width="1.132cm" svg:height="1.057cm" svg:x="6.461cm" svg:y="2.79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67" draw:style-name="gr2" draw:text-style-name="P3" draw:layer="layout" svg:width="4.395cm" svg:height="1.206cm" svg:x="2.631cm" svg:y="6.727cm">
          <text:p text:style-name="P1"><text:span text:style-name="T1">MI A &gt; MI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8" draw:style-name="standard" draw:layer="layout" svg:width="20.107cm" svg:height="4.347cm" svg:x="2.646cm" svg:y="8.491cm">
          <table:table>
            <table:table-column table:style-name="co8"/>
            <table:table-column table:style-name="co8"/>
            <table:table-column table:style-name="co8"/>
            <table:table-column table:style-name="co8"/>
            <table:table-row table:style-name="ro1" table:default-cell-style-name="ce1">
              <table:table-cell/>
              <table:table-cell>
                <text:p text:style-name="P1"><text:span text:style-name="T1">splicing A</text:span></text:p>
              </table:table-cell>
              <table:table-cell>
                <text:p text:style-name="P1"><text:span text:style-name="T1">splicing C</text:span></text:p>
              </table:table-cell>
              <table:table-cell>
                <text:p text:style-name="P1"><text:span text:style-name="T1">splicing 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plicing A</text:span>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splicing C</text:span></text:p>
              </table:table-cell>
              <table:table-cell>
                <text:p text:style-name="P1"><text:span text:style-name="T1">2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1"><text:span text:style-name="T1">splicing D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custom-shape draw:name="Shape 69" draw:style-name="gr6" draw:text-style-name="P2" draw:layer="layout" svg:width="21.78cm" svg:height="0.032cm" svg:x="1.965cm" svg:y="3.3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0" draw:style-name="gr6" draw:text-style-name="P2" draw:layer="layout" svg:width="0.001cm" svg:height="6.527cm" svg:x="12.422cm" svg:y="0.2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1" draw:style-name="gr7" draw:text-style-name="P3" draw:layer="layout" svg:width="1.132cm" svg:height="1.739cm" svg:x="6.618cm" svg:y="6.461cm">
          <text:p text:style-name="P1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Shape 62" draw:style-name="gr4" draw:layer="layout" svg:width="16.932cm" svg:height="9.524cm" svg:x="1.059cm" svg:y="1.905cm" draw:page-number="2" presentation:class="page"/>
          <draw:frame draw:name="Shape 63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Source Code Pro1" svg:font-family="'Source Code Pro'"/>
    <style:font-face style:name="Arial" svg:font-family="Arial" style:font-pitch="variable"/>
    <style:font-face style:name="Caladea1" svg:font-family="Caladea" style:font-pitch="variable"/>
    <style:font-face style:name="Source Code Pro" svg:font-family="'Source Code Pro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6"/>
    <meta:generator>LibreOfficeDev/5.1.0.3$Linux_X86_64 LibreOffice_project/</meta:generator>
  </office:meta>
</office:document-meta>
</file>